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e16173" draw:fill-color="#e16173" draw:textarea-horizontal-align="justify" draw:textarea-vertical-align="middle" draw:auto-grow-height="false" fo:min-height="5.95cm" fo:min-width="5.3cm"/>
      <style:paragraph-properties style:writing-mode="lr-tb"/>
    </style:style>
    <style:style style:name="gr2" style:family="graphic" style:parent-style-name="standard">
      <style:graphic-properties svg:stroke-color="#e16173" draw:fill-color="#e16173" draw:textarea-horizontal-align="justify" draw:textarea-vertical-align="middle" draw:auto-grow-height="false" fo:min-height="1.15cm" fo:min-width="1.7cm"/>
      <style:paragraph-properties style:writing-mode="lr-tb"/>
    </style:style>
    <style:style style:name="gr3" style:family="graphic" style:parent-style-name="standard">
      <style:graphic-properties svg:stroke-color="#e16173" draw:fill="solid" draw:fill-color="#e16173" draw:textarea-horizontal-align="justify" draw:textarea-vertical-align="middle" draw:auto-grow-height="false" fo:min-height="1.15cm" fo:min-width="1.7cm"/>
      <style:paragraph-properties style:writing-mode="lr-tb"/>
    </style:style>
    <style:style style:name="gr4" style:family="graphic" style:parent-style-name="standard">
      <style:graphic-properties svg:stroke-color="#e16173"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5cm" fo:min-width="1.7cm"/>
      <style:paragraph-properties style:writing-mode="lr-tb"/>
    </style:style>
    <style:style style:name="gr6" style:family="graphic" style:parent-style-name="standard">
      <style:graphic-properties draw:stroke="none" svg:stroke-color="#ffffff" draw:fill="none" draw:fill-color="#ffffff" draw:opacity="100%" draw:textarea-horizontal-align="justify" draw:textarea-vertical-align="middle" draw:auto-grow-height="false" fo:min-height="1.15cm" fo:min-width="1.7cm"/>
      <style:paragraph-properties style:writing-mode="lr-tb"/>
    </style:style>
    <style:style style:name="gr7" style:family="graphic" style:parent-style-name="standard">
      <style:graphic-properties draw:stroke="none" svg:stroke-color="#ffffff" draw:fill="none" draw:fill-color="#729fcf" draw:textarea-horizontal-align="justify" draw:textarea-vertical-align="middle" draw:auto-grow-height="false" fo:min-height="1.15cm" fo:min-width="1.7cm"/>
      <style:paragraph-properties style:writing-mode="lr-tb"/>
    </style:style>
    <style:style style:name="gr8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15cm" fo:min-width="1.7cm"/>
      <style:paragraph-properties style:writing-mode="lr-tb"/>
    </style:style>
    <style:style style:name="gr9" style:family="graphic" style:parent-style-name="standard">
      <style:graphic-properties svg:stroke-color="#ffffff" draw:fill="none" draw:textarea-horizontal-align="justify" draw:textarea-vertical-align="middle" draw:auto-grow-height="false" fo:min-height="1.15cm" fo:min-width="1.7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textarea-horizontal-align="justify" draw:textarea-vertical-align="middle" draw:auto-grow-height="false" fo:min-height="5.95cm" fo:min-width="5.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55cm" fo:min-width="4.1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15cm" fo:min-width="1.7cm"/>
      <style:paragraph-properties style:writing-mode="lr-tb"/>
    </style:style>
    <style:style style:name="gr1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1.15cm" fo:min-width="1.7cm"/>
      <style:paragraph-properties style:writing-mode="lr-tb"/>
    </style:style>
    <style:style style:name="gr1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15cm" fo:min-width="1.7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3.15cm" fo:min-width="4.1cm"/>
      <style:paragraph-properties style:writing-mode="lr-tb"/>
    </style:style>
    <style:style style:name="gr18" style:family="graphic" style:parent-style-name="standard">
      <style:graphic-properties svg:stroke-color="#ff972f" draw:fill-color="#ff972f" draw:textarea-horizontal-align="justify" draw:textarea-vertical-align="middle" draw:auto-grow-height="false" fo:min-height="2.15cm" fo:min-width="5.3cm"/>
      <style:paragraph-properties style:writing-mode="lr-tb"/>
    </style:style>
    <style:style style:name="gr19" style:family="graphic" style:parent-style-name="standard">
      <style:graphic-properties svg:stroke-color="#ff972f" draw:fill-color="#ff972f" draw:textarea-horizontal-align="justify" draw:textarea-vertical-align="middle" draw:auto-grow-height="false" fo:min-height="1.15cm" fo:min-width="3.1cm"/>
      <style:paragraph-properties style:writing-mode="lr-tb"/>
    </style:style>
    <style:style style:name="gr20" style:family="graphic" style:parent-style-name="objectwithoutfill">
      <style:graphic-properties svg:stroke-color="#ff972f" draw:marker-end="Arrow" draw:marker-end-width="0.3cm" draw:fill="solid" draw:textarea-vertical-align="middl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/>
    </style:style>
    <style:style style:name="P2" style:family="paragraph">
      <loext:graphic-properties draw:fill-color="#e16173"/>
      <style:paragraph-properties fo:text-align="center" style:writing-mode="lr-tb"/>
      <style:text-properties fo:font-weight="bold"/>
    </style:style>
    <style:style style:name="P3" style:family="paragraph">
      <loext:graphic-properties draw:fill="solid" draw:fill-color="#e16173"/>
      <style:paragraph-properties fo:text-align="center" style:writing-mode="lr-tb"/>
      <style:text-properties fo:font-weight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weight="bold"/>
    </style:style>
    <style:style style:name="P6" style:family="paragraph">
      <loext:graphic-properties draw:fill="none" draw:fill-color="#ffffff" draw:opacity="100%"/>
      <style:paragraph-properties fo:text-align="center" style:writing-mode="lr-tb"/>
      <style:text-properties fo:font-weight="bold"/>
    </style:style>
    <style:style style:name="P7" style:family="paragraph">
      <loext:graphic-properties draw:fill="none" draw:fill-color="#729fcf"/>
      <style:paragraph-properties fo:text-align="center" style:writing-mode="lr-tb"/>
      <style:text-properties fo:font-weight="bold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weight="bold"/>
    </style:style>
    <style:style style:name="P9" style:family="paragraph">
      <style:paragraph-properties fo:text-align="center" style:writing-mode="lr-tb"/>
      <style:text-properties fo:font-size="22pt" fo:font-weight="bold" style:font-size-asian="22pt" style:font-size-complex="22pt"/>
    </style:style>
    <style:style style:name="P10" style:family="paragraph">
      <loext:graphic-properties draw:fill="none"/>
      <style:paragraph-properties fo:text-align="center" style:writing-mode="lr-tb"/>
      <style:text-properties fo:font-size="22pt" fo:font-weight="bold" style:font-size-asian="22pt" style:font-size-complex="22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solid" draw:fill-color="#ffffff"/>
      <style:paragraph-properties fo:text-align="center" style:writing-mode="lr-tb"/>
      <style:text-properties fo:font-size="22pt" fo:font-weight="bold" style:font-size-asian="22pt" style:font-size-complex="22pt"/>
    </style:style>
    <style:style style:name="P13" style:family="paragraph">
      <loext:graphic-properties draw:fill-color="#ff972f"/>
      <style:paragraph-properties fo:text-align="center" style:writing-mode="lr-tb"/>
      <style:text-properties fo:font-weight="bold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-color="#ffffff"/>
    </style:style>
    <style:style style:name="T1" style:family="text">
      <style:text-properties fo:font-weight="bold"/>
    </style:style>
    <style:style style:name="T2" style:family="text">
      <style:text-properties fo:font-size="12pt" fo:font-weight="bold" style:font-size-asian="12pt" style:font-size-complex="12pt"/>
    </style:style>
    <style:style style:name="T3" style:family="text">
      <style:text-properties fo:font-size="22pt" fo:font-weight="bold" style:font-size-asian="22pt" style:font-size-complex="22pt"/>
    </style:style>
    <style:style style:name="T4" style:family="text">
      <style:text-properties fo:font-size="13pt" fo:font-weight="bold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8cm" svg:height="6.2cm" svg:x="2.2cm" svg:y="4.2cm">
          <text:p text:style-name="P1"><text:span text:style-name="T1">Centr</text:span><text:span text:style-name="T1">al </text:span><text:span text:style-name="T1">Serve</text:span><text:span text:style-name="T1">r</text:span></text:p>
          <text:p text:style-name="P1"><text:span text:style-name="T1">Repo</text:span><text:span text:style-name="T1">sitor</text:span><text:span text:style-name="T1">y:</text:span></text:p>
          <text:p text:style-name="P1"><text:span text:style-name="T2"/></text:p>
          <text:p text:style-name="P1"><text:span text:style-name="T2">V1</text:span></text:p>
          <text:p text:style-name="P1"><text:span text:style-name="T2">V2</text:span></text:p>
          <text:p text:style-name="P1"><text:span text:style-name="T2">V3</text:span></text:p>
          <text:p text:style-name="P1"><text:span text:style-name="T2">etc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4cm" svg:x="15.2cm" svg:y="4cm">
          <text:p text:style-name="P1"><text:span text:style-name="T2">Client 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cm" svg:height="1.4cm" svg:x="15.2cm" svg:y="9.4cm">
          <text:p text:style-name="P1"><text:span text:style-name="T2">Client B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2cm" svg:y1="4.2cm" svg:x2="15cm" svg:y2="4.2cm">
          <text:p/>
        </draw:line>
        <draw:line draw:style-name="gr4" draw:text-style-name="P4" draw:layer="layout" svg:x1="8.2cm" svg:y1="10.4cm" svg:x2="14.8cm" svg:y2="10.4cm">
          <text:p/>
        </draw:line>
        <draw:custom-shape draw:style-name="gr5" draw:text-style-name="P5" draw:layer="layout" svg:width="2.2cm" svg:height="1.4cm" svg:x="10.6cm" svg:y="2.8cm">
          <text:p text:style-name="P1"><text:span text:style-name="T2">Latest </text:span><text:span text:style-name="T2">snapsh</text:span><text:span text:style-name="T2">o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2cm" svg:height="1.4cm" svg:x="10.6cm" svg:y="4.2cm">
          <text:p text:style-name="P1"><text:span text:style-name="T2">Change</text:span><text:span text:style-name="T2">s from A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2cm" svg:height="1.4cm" svg:x="10.4cm" svg:y="10.4cm">
          <text:p text:style-name="P1"><text:span text:style-name="T2">Changes from B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2cm" svg:height="1.4cm" svg:x="10.4cm" svg:y="9cm">
          <text:p text:style-name="P1"><text:span text:style-name="T2">Latest snapsho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2cm" svg:height="1.4cm" svg:x="10.4cm" svg:y="0.4cm">
          <text:p text:style-name="P9"><text:span text:style-name="T3">CVCS (Central Version Control System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1" draw:text-style-name="P1" draw:layer="layout" svg:width="5.8cm" svg:height="6.2cm" svg:x="2.2cm" svg:y="4.2cm">
          <text:p text:style-name="P1"><text:span text:style-name="T1">Central Server</text:span></text:p>
          <text:p text:style-name="P1"><text:span text:style-name="T1">Repository:</text:span></text:p>
          <text:p text:style-name="P1"><text:span text:style-name="T2"/></text:p>
          <text:p text:style-name="P1"><text:span text:style-name="T2">V1</text:span></text:p>
          <text:p text:style-name="P1"><text:span text:style-name="T2">V2</text:span></text:p>
          <text:p text:style-name="P1"><text:span text:style-name="T2">V3</text:span></text:p>
          <text:p text:style-name="P1"><text:span text:style-name="T2">etc.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6cm" svg:height="3.8cm" svg:x="12cm" svg:y="2.6cm">
          <text:p text:style-name="P1"><text:span text:style-name="T4">Local repo A</text:span></text:p>
          <text:p text:style-name="P1"><text:span text:style-name="T2">V1</text:span></text:p>
          <text:p text:style-name="P1"><text:span text:style-name="T2">V2</text:span></text:p>
          <text:p text:style-name="P1"><text:span text:style-name="T2">V3</text:span></text:p>
          <text:p text:style-name="P1"><text:span text:style-name="T2">etc.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2cm" svg:height="1.4cm" svg:x="19.6cm" svg:y="4.2cm">
          <text:p text:style-name="P1"><text:span text:style-name="T2">Client A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8.2cm" svg:y1="4.2cm" svg:x2="12cm" svg:y2="4.2cm">
          <text:p/>
        </draw:line>
        <draw:line draw:style-name="gr14" draw:text-style-name="P4" draw:layer="layout" svg:x1="8.2cm" svg:y1="10.4cm" svg:x2="12cm" svg:y2="10.4cm">
          <text:p/>
        </draw:line>
        <draw:custom-shape draw:style-name="gr13" draw:text-style-name="P1" draw:layer="layout" svg:width="2.2cm" svg:height="1.4cm" svg:x="19.4cm" svg:y="10.4cm">
          <text:p text:style-name="P1"><text:span text:style-name="T2">Client B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2cm" svg:height="1.4cm" svg:x="17cm" svg:y="4cm">
          <text:p text:style-name="P1"><text:span text:style-name="T2">commits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2.2cm" svg:height="1.4cm" svg:x="10.4cm" svg:y="0.4cm">
          <text:p text:style-name="P9"><text:span text:style-name="T3">DVCS (Distributed Version Control System)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.6cm" svg:height="3.4cm" svg:x="12cm" svg:y="8.8cm">
          <text:p text:style-name="P1"><text:span text:style-name="T4">Local repo B</text:span></text:p>
          <text:p text:style-name="P1"><text:span text:style-name="T2">V1</text:span></text:p>
          <text:p text:style-name="P1"><text:span text:style-name="T2">V2</text:span></text:p>
          <text:p text:style-name="P1"><text:span text:style-name="T2">V3</text:span></text:p>
          <text:p text:style-name="P1"><text:span text:style-name="T2">etc.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6.6cm" svg:y1="5cm" svg:x2="19.6cm" svg:y2="5cm">
          <text:p/>
        </draw:line>
        <draw:line draw:style-name="gr14" draw:text-style-name="P4" draw:layer="layout" svg:x1="16.6cm" svg:y1="11cm" svg:x2="19.4cm" svg:y2="11cm">
          <text:p/>
        </draw:line>
        <draw:custom-shape draw:style-name="gr15" draw:text-style-name="P5" draw:layer="layout" svg:width="2.2cm" svg:height="1.4cm" svg:x="17cm" svg:y="10cm">
          <text:p text:style-name="P1"><text:span text:style-name="T2">commit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2cm" svg:height="1.4cm" svg:x="9cm" svg:y="3cm">
          <text:p text:style-name="P1"><text:span text:style-name="T2">push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2cm" svg:height="1.4cm" svg:x="9cm" svg:y="3.8cm">
          <text:p text:style-name="P1"><text:span text:style-name="T2">pull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2cm" svg:height="1.4cm" svg:x="9cm" svg:y="10cm">
          <text:p text:style-name="P1"><text:span text:style-name="T2">pull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2cm" svg:height="1.4cm" svg:x="9cm" svg:y="9.2cm">
          <text:p text:style-name="P1"><text:span text:style-name="T2">pus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9" draw:text-style-name="P10" draw:layer="layout" svg:width="2.2cm" svg:height="1.4cm" svg:x="10.404cm" svg:y="0.4cm">
          <text:p text:style-name="P9"><text:span text:style-name="T3">Local Version Control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5.8cm" svg:height="2.4cm" svg:x="13.8cm" svg:y="3cm">
          <text:p text:style-name="P1"><text:span text:style-name="T1"/></text:p>
          <text:p text:style-name="P1"><text:span text:style-name="T1">Version database</text:span></text:p>
          <text:p text:style-name="P1"><text:span text:style-name="T4"/></text:p>
          <text:p text:style-name="P1"><text:span text:style-name="T4">Patch file</text:span></text:p>
          <text:p text:style-name="P1"><text:span text:style-name="T4">Patch file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3.6cm" svg:height="1.4cm" svg:x="5.6cm" svg:y="3.6cm">
          <text:p text:style-name="P1"><text:span text:style-name="T2">Version X file</text:span></text:p>
          <draw:enhanced-geometry svg:viewBox="0 0 21600 21600" draw:type="rectangle" draw:enhanced-path="M 0 0 L 21600 0 21600 21600 0 21600 0 0 Z N"/>
        </draw:custom-shape>
        <draw:line draw:style-name="gr20" draw:text-style-name="P14" draw:layer="layout" svg:x1="13.8cm" svg:y1="4.2cm" svg:x2="9.2cm" svg:y2="4.2cm">
          <text:p/>
        </draw:lin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2T20:38:51.727436630</meta:creation-date>
    <dc:date>2022-01-24T05:14:28.239357109</dc:date>
    <meta:editing-duration>PT53M19S</meta:editing-duration>
    <meta:editing-cycles>7</meta:editing-cycles>
    <meta:generator>LibreOffice/6.4.7.2$Linux_X86_64 LibreOffice_project/40$Build-2</meta:generator>
    <meta:document-statistic meta:object-count="57"/>
  </office:meta>
</office:document-meta>
</file>